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style:font-name="Calibri"/>
    </style:style>
    <style:style style:name="P5" style:parent-style-name="Standard" style:family="paragraph">
      <style:text-properties style:font-name="Calibri"/>
    </style:style>
    <style:style style:name="P6" style:parent-style-name="Standard" style:family="paragraph">
      <style:text-properties style:font-name="Calibri"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Mr. Arulmani Residence</text:p>
      <text:p text:style-name="P3"/>
      <text:p text:style-name="P4">This residence at Coimbatore reflects the clients interest and hobby and the prevalent weather conditions of the place. Ample skylight is provided taking care of the glare. Adequate ventilation is<text:s/>provided to make the best use of the prevalent weather.</text:p>
      <text:p text:style-name="P5">The boundaries between the inside and outside has been <text:s/>consciously broken to take advantage of the entire site extent of the site. A fish pond at the entry and a narrow strip garden with a .rough stone fencing wall helps create <text:s/>not just the right desired ambiance but also reflects the client and their life style.</text:p>
      <text:p text:style-name="P6">The project on completion <text:s/>fulfills not just desire and expectation of the family but also plants and pets that form the extended family.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4in"/>
      </style:footer-style>
    </style:page-layout>
    <style:style style:name="P2" style:parent-style-name="Footer" style:family="paragraph">
      <style:paragraph-properties fo:text-align="end"/>
      <style:text-properties fo:font-style="italic" style:font-style-asian="italic" style:font-style-complex="italic"/>
    </style:style>
  </office:automatic-styles>
  <office:master-styles>
    <style:master-page style:name="MP0" style:page-layout-name="PL0">
      <style:footer>
        <text:p text:style-name="P2">Vijay Architects., Trichy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JAY</dc:creator>
    <meta:creation-date>2015-05-04T17:10:00Z</meta:creation-date>
    <dc:date>2026-01-24T09:57:00Z</dc:date>
    <meta:print-date>2015-05-06T19:56:00Z</meta:print-date>
    <meta:template xlink:href="Normal.dotm" xlink:type="simple"/>
    <meta:editing-cycles>20</meta:editing-cycles>
    <meta:editing-duration>PT84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2" meta:character-count="753" meta:row-count="5" meta:non-whitespace-character-count="642"/>
  </office:meta>
</office:document-meta>
</file>